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erBase.getConverter( FacesContext context , UIComponent compo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ndererBase.prepareRender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ndererBase.decode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erBase.getPrepare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Base.getCurrentValue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ndererBase.onComponentCreated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ndererBase.prepareRendersChildren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ndererBase.getFormattedValue( FacesContext context , UIComponent component , Object current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ndererBase.getRendererName( String rendere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ndererBase.getConvertedValue( FacesContext context , UIComponent component , Object submitted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ndererBase.getCurrentValueAsObject( UIInput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ndererBase.getConfiguredValue( FacesContext facesContext , UIComponent component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ndererBase.getValue(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